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28in" svg:height="3.5449in" svg:x="0.8988in" svg:y="2.6878in">
            <draw:object draw:notify-on-update-of-ranges="Sheet1.A2:Sheet1.A12 Sheet1.B1:Sheet1.B1 Sheet1.B2:Sheet1.B12 Sheet1.E1:Sheet1.E1 Sheet1.E2:Sheet1.E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3.9512in" svg:y="2.0441in">
            <draw:object draw:notify-on-update-of-ranges="Sheet1.A2:Sheet1.A2 Sheet1.A3:Sheet1.A8 Sheet1.B1:Sheet1.B1 Sheet1.B3:Sheet1.B8 Sheet1.E1:Sheet1.E1 Sheet1.E3:Sheet1.E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Theoretical</text:p>
          </table:table-cell>
          <table:table-cell office:value-type="string" calcext:value-type="string">
            <text:p>Theoretical2</text:p>
          </table:table-cell>
          <table:table-cell office:value-type="string" calcext:value-type="string">
            <text:p>AdjustedTheoretical</text:p>
          </table:table-cell>
          <table:table-cell table:number-columns-repeated="4"/>
          <table:table-cell office:value-type="string" calcext:value-type="string">
            <text:p>Factor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bsVal</text:p>
          </table:table-cell>
          <table:table-cell table:number-columns-repeated="2"/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float" office:value="55.8" calcext:value-type="float">
            <text:p>55.8</text:p>
          </table:table-cell>
          <table:table-cell office:value-type="float" office:value="480000" calcext:value-type="float">
            <text:p>480000</text:p>
          </table:table-cell>
          <table:table-cell table:formula="of:=POWER([.A2];1)" office:value-type="float" office:value="480000" calcext:value-type="float">
            <text:p>480000</text:p>
          </table:table-cell>
          <table:table-cell table:formula="of:=[.C2]*[.$J$2]" office:value-type="float" office:value="46.9349999999965" calcext:value-type="float">
            <text:p>46.935</text:p>
          </table:table-cell>
          <table:table-cell table:number-columns-repeated="4"/>
          <table:table-cell office:value-type="float" office:value="0.0000977812499999927" calcext:value-type="float">
            <text:p>9.77812499999927E-005</text:p>
          </table:table-cell>
          <table:table-cell table:formula="of:=SUM([.K14:.K19])" office:value-type="float" office:value="-0.0000000000117097442853265" calcext:value-type="float">
            <text:p>-1.17097442853265E-011</text:p>
          </table:table-cell>
          <table:table-cell table:formula="of:=SUM([.K14:.K18])" office:value-type="float" office:value="-0.0000000000117097442853265" calcext:value-type="float">
            <text:p>-1.17097442853265E-011</text:p>
          </table:table-cell>
          <table:table-cell table:number-columns-repeated="2"/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float" office:value="54.8" calcext:value-type="float">
            <text:p>54.8</text:p>
          </table:table-cell>
          <table:table-cell office:value-type="float" office:value="540000" calcext:value-type="float">
            <text:p>540000</text:p>
          </table:table-cell>
          <table:table-cell table:formula="of:=POWER([.A3];1)" office:value-type="float" office:value="540000" calcext:value-type="float">
            <text:p>540000</text:p>
          </table:table-cell>
          <table:table-cell table:formula="of:=[.C3]*[.$J$2]" office:value-type="float" office:value="52.801874999996" calcext:value-type="float">
            <text:p>52.801875</text:p>
          </table:table-cell>
          <table:table-cell table:number-columns-repeated="9"/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float" office:value="63.9" calcext:value-type="float">
            <text:p>63.9</text:p>
          </table:table-cell>
          <table:table-cell office:value-type="float" office:value="640000" calcext:value-type="float">
            <text:p>640000</text:p>
          </table:table-cell>
          <table:table-cell table:formula="of:=POWER([.A4];1)" office:value-type="float" office:value="640000" calcext:value-type="float">
            <text:p>640000</text:p>
          </table:table-cell>
          <table:table-cell table:formula="of:=[.C4]*[.$J$2]" office:value-type="float" office:value="62.5799999999953" calcext:value-type="float">
            <text:p>62.58</text:p>
          </table:table-cell>
          <table:table-cell table:number-columns-repeated="9"/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float" office:value="69.25" calcext:value-type="float">
            <text:p>69.25</text:p>
          </table:table-cell>
          <table:table-cell office:value-type="float" office:value="720000" calcext:value-type="float">
            <text:p>720000</text:p>
          </table:table-cell>
          <table:table-cell table:formula="of:=POWER([.A5];1)" office:value-type="float" office:value="720000" calcext:value-type="float">
            <text:p>720000</text:p>
          </table:table-cell>
          <table:table-cell table:formula="of:=[.C5]*[.$J$2]" office:value-type="float" office:value="70.4024999999947" calcext:value-type="float">
            <text:p>70.4025</text:p>
          </table:table-cell>
          <table:table-cell table:number-columns-repeated="9"/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float" office:value="82.9" calcext:value-type="float">
            <text:p>82.9</text:p>
          </table:table-cell>
          <table:table-cell office:value-type="float" office:value="840000" calcext:value-type="float">
            <text:p>840000</text:p>
          </table:table-cell>
          <table:table-cell table:formula="of:=POWER([.A6];1)" office:value-type="float" office:value="840000" calcext:value-type="float">
            <text:p>840000</text:p>
          </table:table-cell>
          <table:table-cell table:formula="of:=[.C6]*[.$J$2]" office:value-type="float" office:value="82.1362499999939" calcext:value-type="float">
            <text:p>82.13625</text:p>
          </table:table-cell>
          <table:table-cell table:number-columns-repeated="9"/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116.65" calcext:value-type="float">
            <text:p>116.65</text:p>
          </table:table-cell>
          <table:table-cell office:value-type="float" office:value="1200000" calcext:value-type="float">
            <text:p>1200000</text:p>
          </table:table-cell>
          <table:table-cell table:formula="of:=POWER([.A7];1)" office:value-type="float" office:value="1200000" calcext:value-type="float">
            <text:p>1200000</text:p>
          </table:table-cell>
          <table:table-cell table:formula="of:=[.C7]*[.$J$2]" office:value-type="float" office:value="117.337499999991" calcext:value-type="float">
            <text:p>117.3375</text:p>
          </table:table-cell>
          <table:table-cell table:number-columns-repeated="4"/>
          <table:table-cell table:number-columns-repeated="2" office:value-type="string" calcext:value-type="string">
            <text:p>diff</text:p>
          </table:table-cell>
          <table:table-cell table:number-columns-repeated="3"/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156.45" calcext:value-type="float">
            <text:p>156.45</text:p>
          </table:table-cell>
          <table:table-cell office:value-type="float" office:value="1600000" calcext:value-type="float">
            <text:p>1600000</text:p>
          </table:table-cell>
          <table:table-cell table:formula="of:=POWER([.A8];1)" office:value-type="float" office:value="1600000" calcext:value-type="float">
            <text:p>1600000</text:p>
          </table:table-cell>
          <table:table-cell table:formula="of:=[.C8]*[.$J$2]" office:value-type="float" office:value="156.449999999988" calcext:value-type="float">
            <text:p>156.45</text:p>
          </table:table-cell>
          <table:table-cell table:number-columns-repeated="4"/>
          <table:table-cell table:formula="of:=POWER(([.$J$2]*[.C2]-[.B2]);2)" office:value-type="float" office:value="78.5882250000623" calcext:value-type="float">
            <text:p>78.5882250001</text:p>
          </table:table-cell>
          <table:table-cell table:formula="of:=POWER(([.$J$2]*[.C2]-[.B2]);1)" office:value-type="float" office:value="-8.86500000000351" calcext:value-type="float">
            <text:p>-8.865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9]*[.$J$2]" office:value-type="float" office:value="0" calcext:value-type="float">
            <text:p>0</text:p>
          </table:table-cell>
          <table:table-cell table:number-columns-repeated="4"/>
          <table:table-cell table:formula="of:=POWER(([.$J$2]*[.C3]-[.B3]);2)" office:value-type="float" office:value="3.99250351564079" calcext:value-type="float">
            <text:p>3.9925035156</text:p>
          </table:table-cell>
          <table:table-cell table:formula="of:=POWER(([.$J$2]*[.C3]-[.B3]);1)" office:value-type="float" office:value="-1.99812500000395" calcext:value-type="float">
            <text:p>-1.998125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10]*[.$J$2]" office:value-type="float" office:value="0" calcext:value-type="float">
            <text:p>0</text:p>
          </table:table-cell>
          <table:table-cell table:number-columns-repeated="4"/>
          <table:table-cell table:formula="of:=POWER(([.$J$2]*[.C4]-[.B4]);2)" office:value-type="float" office:value="1.74240000001236" calcext:value-type="float">
            <text:p>1.7424</text:p>
          </table:table-cell>
          <table:table-cell table:formula="of:=POWER(([.$J$2]*[.C4]-[.B4]);1)" office:value-type="float" office:value="-1.32000000000468" calcext:value-type="float">
            <text:p>-1.32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11]*[.$J$2]" office:value-type="float" office:value="0" calcext:value-type="float">
            <text:p>0</text:p>
          </table:table-cell>
          <table:table-cell table:number-columns-repeated="4"/>
          <table:table-cell table:formula="of:=POWER(([.$J$2]*[.C5]-[.B5]);2)" office:value-type="float" office:value="1.32825624998786" calcext:value-type="float">
            <text:p>1.32825625</text:p>
          </table:table-cell>
          <table:table-cell table:formula="of:=POWER(([.$J$2]*[.C5]-[.B5]);1)" office:value-type="float" office:value="1.15249999999473" calcext:value-type="float">
            <text:p>1.1525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12]*[.$J$2]" office:value-type="float" office:value="0" calcext:value-type="float">
            <text:p>0</text:p>
          </table:table-cell>
          <table:table-cell table:number-columns-repeated="4"/>
          <table:table-cell table:formula="of:=POWER(([.$J$2]*[.C6]-[.B6]);2)" office:value-type="float" office:value="0.583314062509402" calcext:value-type="float">
            <text:p>0.5833140625</text:p>
          </table:table-cell>
          <table:table-cell table:formula="of:=POWER(([.$J$2]*[.C6]-[.B6]);1)" office:value-type="float" office:value="-0.763750000006155" calcext:value-type="float">
            <text:p>-0.76375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POWER(([.$J$2]*[.C7]-[.B7]);2)" office:value-type="float" office:value="0.472656249987905" calcext:value-type="float">
            <text:p>0.47265625</text:p>
          </table:table-cell>
          <table:table-cell table:formula="of:=POWER(([.$J$2]*[.C7]-[.B7]);1)" office:value-type="float" office:value="0.687499999991204" calcext:value-type="float">
            <text:p>0.6875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POWER(([.$J$2]*[.C8]-[.B8]);2)" office:value-type="float" office:value="1.37118111227735E-022" calcext:value-type="float">
            <text:p>1.37118111227735E-022</text:p>
          </table:table-cell>
          <table:table-cell table:formula="of:=POWER(([.$J$2]*[.C8]-[.B8]);1)" office:value-type="float" office:value="-0.0000000000117097442853265" calcext:value-type="float">
            <text:p>-1.17097442853265E-01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POWER(([.$J$2]*[.C9]-[.B9]);2)" office:value-type="float" office:value="0" calcext:value-type="float">
            <text:p>0</text:p>
          </table:table-cell>
          <table:table-cell table:formula="of:=POWER(([.$J$2]*[.C9]-[.B9])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POWER(([.$J$2]*[.C10]-[.B10]);2)" office:value-type="float" office:value="0" calcext:value-type="float">
            <text:p>0</text:p>
          </table:table-cell>
          <table:table-cell table:formula="of:=POWER(([.$J$2]*[.C10]-[.B10])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POWER(([.$J$2]*[.C11]-[.B11]);2)" office:value-type="float" office:value="0" calcext:value-type="float">
            <text:p>0</text:p>
          </table:table-cell>
          <table:table-cell table:formula="of:=POWER(([.$J$2]*[.C11]-[.B11])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POWER(([.$J$2]*[.C12]-[.B12]);2)" office:value-type="float" office:value="0" calcext:value-type="float">
            <text:p>0</text:p>
          </table:table-cell>
          <table:table-cell table:formula="of:=POWER(([.$J$2]*[.C12]-[.B12]);1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2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Theoretical</text:p>
          </table:table-cell>
          <table:table-cell office:value-type="string" calcext:value-type="string">
            <text:p>AdjustedTheoretical</text:p>
          </table:table-cell>
        </table:table-row>
        <table:table-row table:style-name="ro1">
          <table:table-cell table:number-columns-repeated="10"/>
          <table:table-cell office:value-type="float" office:value="10000000" calcext:value-type="float">
            <text:p>10000000</text:p>
          </table:table-cell>
          <table:table-cell office:value-type="float" office:value="660" calcext:value-type="float">
            <text:p>660</text:p>
          </table:table-cell>
          <table:table-cell office:value-type="float" office:value="46410.9010325659" calcext:value-type="float">
            <text:p>46410.9010325659</text:p>
          </table:table-cell>
          <table:table-cell table:formula="of:=[.M42]*[.$J$2]" office:value-type="float" office:value="4.53811591659024" calcext:value-type="float">
            <text:p>4.5381159166</text:p>
          </table:table-cell>
        </table:table-row>
        <table:table-row table:style-name="ro1">
          <table:table-cell table:number-columns-repeated="10"/>
          <table:table-cell office:value-type="float" office:value="25000000" calcext:value-type="float">
            <text:p>25000000</text:p>
          </table:table-cell>
          <table:table-cell office:value-type="float" office:value="1466" calcext:value-type="float">
            <text:p>1466</text:p>
          </table:table-cell>
          <table:table-cell office:value-type="float" office:value="85489.0884214695" calcext:value-type="float">
            <text:p>85489.0884214695</text:p>
          </table:table-cell>
          <table:table-cell table:formula="of:=[.M43]*[.$J$2]" office:value-type="float" office:value="8.35922992721119" calcext:value-type="float">
            <text:p>8.3592299272</text:p>
          </table:table-cell>
        </table:table-row>
        <table:table-row table:style-name="ro1">
          <table:table-cell table:number-columns-repeated="10"/>
          <table:table-cell office:value-type="float" office:value="50000000" calcext:value-type="float">
            <text:p>50000000</text:p>
          </table:table-cell>
          <table:table-cell office:value-type="float" office:value="2934" calcext:value-type="float">
            <text:p>2934</text:p>
          </table:table-cell>
          <table:table-cell office:value-type="float" office:value="135704.841801071" calcext:value-type="float">
            <text:p>135704.841801071</text:p>
          </table:table-cell>
          <table:table-cell table:formula="of:=[.M44]*[.$J$2]" office:value-type="float" office:value="13.26938906236" calcext:value-type="float">
            <text:p>13.2693890624</text:p>
          </table:table-cell>
        </table:table-row>
        <table:table-row table:style-name="ro1">
          <table:table-cell table:number-columns-repeated="10"/>
          <table:table-cell office:value-type="float" office:value="65000000" calcext:value-type="float">
            <text:p>65000000</text:p>
          </table:table-cell>
          <table:table-cell office:value-type="float" office:value="4239" calcext:value-type="float">
            <text:p>4239</text:p>
          </table:table-cell>
          <table:table-cell office:value-type="float" office:value="161642.968825287" calcext:value-type="float">
            <text:p>161642.968825287</text:p>
          </table:table-cell>
          <table:table-cell table:formula="of:=[.M45]*[.$J$2]" office:value-type="float" office:value="15.8056515454464" calcext:value-type="float">
            <text:p>15.8056515454</text:p>
          </table:table-cell>
        </table:table-row>
        <table:table-row table:style-name="ro1">
          <table:table-cell table:number-columns-repeated="10"/>
          <table:table-cell office:value-type="float" office:value="80000000" calcext:value-type="float">
            <text:p>80000000</text:p>
          </table:table-cell>
          <table:table-cell office:value-type="float" office:value="4795" calcext:value-type="float">
            <text:p>4795</text:p>
          </table:table-cell>
          <table:table-cell office:value-type="float" office:value="185641.030581286" calcext:value-type="float">
            <text:p>185641.030581286</text:p>
          </table:table-cell>
          <table:table-cell table:formula="of:=[.M46]*[.$J$2]" office:value-type="float" office:value="18.152212021525" calcext:value-type="float">
            <text:p>18.1522120215</text:p>
          </table:table-cell>
        </table:table-row>
        <table:table-row table:style-name="ro1">
          <table:table-cell table:number-columns-repeated="10"/>
          <table:table-cell office:value-type="float" office:value="90000000" calcext:value-type="float">
            <text:p>90000000</text:p>
          </table:table-cell>
          <table:table-cell office:value-type="float" office:value="5288" calcext:value-type="float">
            <text:p>5288</text:p>
          </table:table-cell>
          <table:table-cell office:value-type="float" office:value="200805.364763965" calcext:value-type="float">
            <text:p>200805.364763965</text:p>
          </table:table-cell>
          <table:table-cell table:formula="of:=[.M47]*[.$J$2]" office:value-type="float" office:value="19.634999573325" calcext:value-type="float">
            <text:p>19.6349995733</text:p>
          </table:table-cell>
        </table:table-row>
        <table:table-row table:style-name="ro1">
          <table:table-cell table:number-columns-repeated="10"/>
          <table:table-cell office:value-type="float" office:value="105000000" calcext:value-type="float">
            <text:p>105000000</text:p>
          </table:table-cell>
          <table:table-cell office:value-type="float" office:value="6396" calcext:value-type="float">
            <text:p>6396</text:p>
          </table:table-cell>
          <table:table-cell office:value-type="float" office:value="222538.962052891" calcext:value-type="float">
            <text:p>222538.962052891</text:p>
          </table:table-cell>
          <table:table-cell table:formula="of:=[.M48]*[.$J$2]" office:value-type="float" office:value="21.7601378832326" calcext:value-type="float">
            <text:p>21.7601378832</text:p>
          </table:table-cell>
        </table:table-row>
        <table:table-row table:style-name="ro1">
          <table:table-cell table:number-columns-repeated="10"/>
          <table:table-cell office:value-type="float" office:value="110000000" calcext:value-type="float">
            <text:p>110000000</text:p>
          </table:table-cell>
          <table:table-cell office:value-type="float" office:value="7119" calcext:value-type="float">
            <text:p>7119</text:p>
          </table:table-cell>
          <table:table-cell office:value-type="float" office:value="229548.705239334" calcext:value-type="float">
            <text:p>229548.705239334</text:p>
          </table:table-cell>
          <table:table-cell table:formula="of:=[.M49]*[.$J$2]" office:value-type="float" office:value="22.4455593341819" calcext:value-type="float">
            <text:p>22.4455593342</text:p>
          </table:table-cell>
        </table:table-row>
        <table:table-row table:style-name="ro1">
          <table:table-cell table:number-columns-repeated="10"/>
          <table:table-cell office:value-type="float" office:value="125000000" calcext:value-type="float">
            <text:p>125000000</text:p>
          </table:table-cell>
          <table:table-cell office:value-type="float" office:value="7519" calcext:value-type="float">
            <text:p>7519</text:p>
          </table:table-cell>
          <table:table-cell office:value-type="float" office:value="249968.928890496" calcext:value-type="float">
            <text:p>249968.928890496</text:p>
          </table:table-cell>
          <table:table-cell table:formula="of:=[.M50]*[.$J$2]" office:value-type="float" office:value="24.442274328072" calcext:value-type="float">
            <text:p>24.4422743281</text:p>
          </table:table-cell>
        </table:table-row>
        <table:table-row table:style-name="ro1">
          <table:table-cell table:number-columns-repeated="10"/>
          <table:table-cell office:value-type="float" office:value="140000000" calcext:value-type="float">
            <text:p>140000000</text:p>
          </table:table-cell>
          <table:table-cell office:value-type="float" office:value="8484" calcext:value-type="float">
            <text:p>8484</text:p>
          </table:table-cell>
          <table:table-cell office:value-type="float" office:value="269586.236734522" calcext:value-type="float">
            <text:p>269586.236734522</text:p>
          </table:table-cell>
          <table:table-cell table:formula="of:=[.M51]*[.$J$2]" office:value-type="float" office:value="26.3604792106955" calcext:value-type="float">
            <text:p>26.3604792107</text:p>
          </table:table-cell>
        </table:table-row>
        <table:table-row table:style-name="ro1">
          <table:table-cell table:number-columns-repeated="10"/>
          <table:table-cell office:value-type="float" office:value="150000000" calcext:value-type="float">
            <text:p>150000000</text:p>
          </table:table-cell>
          <table:table-cell office:value-type="float" office:value="9379" calcext:value-type="float">
            <text:p>9379</text:p>
          </table:table-cell>
          <table:table-cell office:value-type="float" office:value="282275.378724656" calcext:value-type="float">
            <text:p>282275.378724656</text:p>
          </table:table-cell>
          <table:table-cell table:formula="of:=[.M52]*[.$J$2]" office:value-type="float" office:value="27.6012393759182" calcext:value-type="float">
            <text:p>27.60123937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 style:data-style-name="N2" text:time-value="17:53:15.6665303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6T11:31:55.497250401</dc:date>
    <meta:generator>LibreOffice/4.2.8.2$Linux_X86_64 LibreOffice_project/420m0$Build-2</meta:generator>
    <meta:editing-duration>P0D</meta:editing-duration>
    <meta:editing-cycles>2</meta:editing-cycles>
    <meta:document-statistic meta:table-count="1" meta:cell-count="1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tagger-odd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9.005cm" xlink:href=".." xlink:type="simple" chart:class="chart:line" chart:style-name="ch1">
        <chart:legend chart:legend-position="end" svg:x="12.212cm" svg:y="3.954cm" style:legend-expansion="high" chart:style-name="ch2"/>
        <chart:plot-area chart:style-name="ch3" table:cell-range-address="Sheet1.A2:Sheet1.B12 Sheet1.A1:Sheet1.B1 Sheet1.E1:Sheet1.E12" chart:data-source-has-labels="both" svg:x="0.32cm" svg:y="0.18cm" svg:width="11.572cm" svg:height="8.645cm">
          <chartooo:coordinate-region svg:x="1.127cm" svg:y="0.379cm" svg:width="10.765cm" svg:height="7.401cm"/>
          <chart:axis chart:dimension="x" chart:name="primary-x" chart:style-name="ch4" chartooo:axis-type="auto">
            <chartooo:date-scale/>
            <chart:categories table:cell-range-address="Sheet1.A2:Sheet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2" chart:label-cell-address="Sheet1.B1:Sheet1.B1" chart:class="chart:line">
            <chart:data-point chart:repeated="11"/>
          </chart:series>
          <chart:series chart:style-name="ch8" chart:values-cell-range-address="Sheet1.E2:Sheet1.E12" chart:label-cell-address="Sheet1.E1:Sheet1.E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  <draw:g>
                  <svg:desc>Sheet1.B1:Sheet1.B1</svg:desc>
                </draw:g>
              </table:table-cell>
              <table:table-cell office:value-type="string">
                <text:p>AdjustedTheoretical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80000">
                <text:p>480000</text:p>
                <draw:g>
                  <svg:desc>Sheet1.A2:Sheet1.A12</svg:desc>
                </draw:g>
              </table:table-cell>
              <table:table-cell office:value-type="float" office:value="55.8">
                <text:p>55.8</text:p>
                <draw:g>
                  <svg:desc>Sheet1.B2:Sheet1.B12</svg:desc>
                </draw:g>
              </table:table-cell>
              <table:table-cell office:value-type="float" office:value="46.9349999999965">
                <text:p>46.9349999999965</text:p>
                <draw:g>
                  <svg:desc>Sheet1.E2:Sheet1.E12</svg:desc>
                </draw:g>
              </table:table-cell>
            </table:table-row>
            <table:table-row>
              <table:table-cell office:value-type="float" office:value="540000">
                <text:p>540000</text:p>
              </table:table-cell>
              <table:table-cell office:value-type="float" office:value="54.8">
                <text:p>54.8</text:p>
              </table:table-cell>
              <table:table-cell office:value-type="float" office:value="52.801874999996">
                <text:p>52.801874999996</text:p>
              </table:table-cell>
            </table:table-row>
            <table:table-row>
              <table:table-cell office:value-type="float" office:value="640000">
                <text:p>640000</text:p>
              </table:table-cell>
              <table:table-cell office:value-type="float" office:value="63.9">
                <text:p>63.9</text:p>
              </table:table-cell>
              <table:table-cell office:value-type="float" office:value="62.5799999999953">
                <text:p>62.5799999999953</text:p>
              </table:table-cell>
            </table:table-row>
            <table:table-row>
              <table:table-cell office:value-type="float" office:value="720000">
                <text:p>720000</text:p>
              </table:table-cell>
              <table:table-cell office:value-type="float" office:value="69.25">
                <text:p>69.25</text:p>
              </table:table-cell>
              <table:table-cell office:value-type="float" office:value="70.4024999999947">
                <text:p>70.4024999999947</text:p>
              </table:table-cell>
            </table:table-row>
            <table:table-row>
              <table:table-cell office:value-type="float" office:value="840000">
                <text:p>840000</text:p>
              </table:table-cell>
              <table:table-cell office:value-type="float" office:value="82.9">
                <text:p>82.9</text:p>
              </table:table-cell>
              <table:table-cell office:value-type="float" office:value="82.1362499999939">
                <text:p>82.1362499999939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116.65">
                <text:p>116.65</text:p>
              </table:table-cell>
              <table:table-cell office:value-type="float" office:value="117.337499999991">
                <text:p>117.337499999991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156.45">
                <text:p>156.45</text:p>
              </table:table-cell>
              <table:table-cell office:value-type="float" office:value="156.449999999988">
                <text:p>156.449999999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02cm" svg:y="3.952cm" style:legend-expansion="high" chart:style-name="ch2"/>
        <chart:plot-area chart:style-name="ch3" table:cell-range-address="Sheet1.A2:Sheet1.A8 Sheet1.B1:Sheet1.B1 Sheet1.B3:Sheet1.B8 Sheet1.E1:Sheet1.E1 Sheet1.E3:Sheet1.E8" chart:data-source-has-labels="both" svg:x="0.32cm" svg:y="0.18cm" svg:width="11.562cm" svg:height="8.64cm">
          <chartooo:coordinate-region svg:x="1.127cm" svg:y="0.379cm" svg:width="10.106cm" svg:height="7.794cm"/>
          <chart:axis chart:dimension="x" chart:name="primary-x" chart:style-name="ch4" chartooo:axis-type="auto">
            <chart:categories table:cell-range-address="Sheet1.A3:Sheet1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8" chart:label-cell-address="Sheet1.B1:Sheet1.B1" chart:class="chart:scatter">
            <chart:domain table:cell-range-address="Sheet1.A3:Sheet1.A8"/>
            <chart:data-point chart:repeated="6"/>
          </chart:series>
          <chart:series chart:style-name="ch7" chart:values-cell-range-address="Sheet1.E3:Sheet1.E8" chart:label-cell-address="Sheet1.E1:Sheet1.E1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  <draw:g>
                  <svg:desc>Sheet1.B1:Sheet1.B1</svg:desc>
                </draw:g>
              </table:table-cell>
              <table:table-cell office:value-type="string">
                <text:p>AdjustedTheoretical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540000">
                <text:p>540000</text:p>
                <draw:g>
                  <svg:desc>Sheet1.A3:Sheet1.A8</svg:desc>
                </draw:g>
              </table:table-cell>
              <table:table-cell office:value-type="float" office:value="54.8">
                <text:p>54.8</text:p>
                <draw:g>
                  <svg:desc>Sheet1.B3:Sheet1.B8</svg:desc>
                </draw:g>
              </table:table-cell>
              <table:table-cell office:value-type="float" office:value="52.801874999996">
                <text:p>52.801874999996</text:p>
                <draw:g>
                  <svg:desc>Sheet1.E3:Sheet1.E8</svg:desc>
                </draw:g>
              </table:table-cell>
            </table:table-row>
            <table:table-row>
              <table:table-cell office:value-type="float" office:value="640000">
                <text:p>640000</text:p>
              </table:table-cell>
              <table:table-cell office:value-type="float" office:value="63.9">
                <text:p>63.9</text:p>
              </table:table-cell>
              <table:table-cell office:value-type="float" office:value="62.5799999999953">
                <text:p>62.5799999999953</text:p>
              </table:table-cell>
            </table:table-row>
            <table:table-row>
              <table:table-cell office:value-type="float" office:value="720000">
                <text:p>720000</text:p>
              </table:table-cell>
              <table:table-cell office:value-type="float" office:value="69.25">
                <text:p>69.25</text:p>
              </table:table-cell>
              <table:table-cell office:value-type="float" office:value="70.4024999999947">
                <text:p>70.4024999999947</text:p>
              </table:table-cell>
            </table:table-row>
            <table:table-row>
              <table:table-cell office:value-type="float" office:value="840000">
                <text:p>840000</text:p>
              </table:table-cell>
              <table:table-cell office:value-type="float" office:value="82.9">
                <text:p>82.9</text:p>
              </table:table-cell>
              <table:table-cell office:value-type="float" office:value="82.1362499999939">
                <text:p>82.1362499999939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116.65">
                <text:p>116.65</text:p>
              </table:table-cell>
              <table:table-cell office:value-type="float" office:value="117.337499999991">
                <text:p>117.337499999991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156.45">
                <text:p>156.45</text:p>
              </table:table-cell>
              <table:table-cell office:value-type="float" office:value="156.449999999988">
                <text:p>156.4499999999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